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Sans" svg:font-family="'Liberation Sans'" style:font-family-generic="swiss"/>
    <style:font-face style:name="FreeSans1" svg:font-family="FreeSans" style:font-family-generic="system"/>
    <style:font-face style:name="Liberation Serif2" svg:font-family="'Liberation Serif'" style:font-family-generic="system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automatic-styles>
    <style:style style:name="P1" style:family="paragraph" style:parent-style-name="Preformatted_20_Text" style:master-page-name="Standard">
      <style:paragraph-properties fo:margin-top="0in" fo:margin-bottom="0in" style:contextual-spacing="false" style:page-number="auto"/>
      <style:text-properties fo:color="#000000" fo:font-weight="bold" officeooo:rsid="0020512e" officeooo:paragraph-rsid="0020512e" style:font-weight-asian="bold" style:language-complex="ar" style:country-complex="SA" style:font-weight-complex="bold"/>
    </style:style>
    <style:style style:name="P2" style:family="paragraph" style:parent-style-name="Preformatted_20_Text">
      <style:paragraph-properties fo:margin-top="0in" fo:margin-bottom="0in" style:contextual-spacing="false"/>
      <style:text-properties fo:font-weight="normal" officeooo:rsid="0032ed63" officeooo:paragraph-rsid="0032ed63" style:font-weight-asian="normal" style:font-weight-complex="normal"/>
    </style:style>
    <style:style style:name="P3" style:family="paragraph" style:parent-style-name="Preformatted_20_Text">
      <style:paragraph-properties fo:margin-top="0in" fo:margin-bottom="0in" style:contextual-spacing="false"/>
      <style:text-properties officeooo:rsid="001618a2" officeooo:paragraph-rsid="001618a2"/>
    </style:style>
    <style:style style:name="P4" style:family="paragraph" style:parent-style-name="Preformatted_20_Text">
      <style:paragraph-properties fo:margin-top="0in" fo:margin-bottom="0in" style:contextual-spacing="false"/>
      <style:text-properties fo:color="#000000" fo:font-weight="bold" officeooo:rsid="0020512e" officeooo:paragraph-rsid="0020512e" style:font-weight-asian="bold" style:language-complex="ar" style:country-complex="SA" style:font-weight-complex="bold"/>
    </style:style>
    <style:style style:name="P5" style:family="paragraph" style:parent-style-name="Preformatted_20_Text">
      <style:paragraph-properties fo:margin-top="0in" fo:margin-bottom="0in" style:contextual-spacing="false"/>
      <style:text-properties fo:color="#000000" fo:font-weight="bold" officeooo:rsid="00219073" officeooo:paragraph-rsid="00219073" style:font-weight-asian="bold" style:language-complex="ar" style:country-complex="SA" style:font-weight-complex="bold"/>
    </style:style>
    <style:style style:name="P6" style:family="paragraph" style:parent-style-name="Preformatted_20_Text">
      <style:paragraph-properties fo:margin-top="0in" fo:margin-bottom="0in" style:contextual-spacing="false"/>
      <style:text-properties fo:color="#000000" fo:font-weight="bold" officeooo:rsid="002454dc" officeooo:paragraph-rsid="00219073" style:font-weight-asian="bold" style:language-complex="ar" style:country-complex="SA" style:font-weight-complex="bold"/>
    </style:style>
    <style:style style:name="P7" style:family="paragraph" style:parent-style-name="Preformatted_20_Text">
      <style:paragraph-properties fo:margin-top="0in" fo:margin-bottom="0in" style:contextual-spacing="false"/>
      <style:text-properties fo:color="#000000" fo:font-weight="bold" officeooo:rsid="002454dc" officeooo:paragraph-rsid="002454dc" style:font-weight-asian="bold" style:language-complex="ar" style:country-complex="SA" style:font-weight-complex="bold"/>
    </style:style>
    <style:style style:name="P8" style:family="paragraph" style:parent-style-name="Preformatted_20_Text">
      <style:paragraph-properties fo:margin-top="0in" fo:margin-bottom="0in" style:contextual-spacing="false"/>
      <style:text-properties fo:color="#000000" fo:font-weight="bold" officeooo:rsid="00261bbd" officeooo:paragraph-rsid="00261bbd" style:font-weight-asian="bold" style:language-complex="ar" style:country-complex="SA" style:font-weight-complex="bold"/>
    </style:style>
    <style:style style:name="P9" style:family="paragraph" style:parent-style-name="Preformatted_20_Text">
      <style:paragraph-properties fo:margin-top="0in" fo:margin-bottom="0in" style:contextual-spacing="false"/>
      <style:text-properties fo:color="#000000" fo:font-weight="bold" officeooo:rsid="0026cbf8" officeooo:paragraph-rsid="0026cbf8" style:font-weight-asian="bold" style:language-complex="ar" style:country-complex="SA" style:font-weight-complex="bold"/>
    </style:style>
    <style:style style:name="P10" style:family="paragraph" style:parent-style-name="Preformatted_20_Text">
      <style:paragraph-properties fo:margin-top="0in" fo:margin-bottom="0in" style:contextual-spacing="false"/>
      <style:text-properties fo:color="#000000" fo:font-weight="normal" officeooo:rsid="002454dc" officeooo:paragraph-rsid="002454dc" style:font-weight-asian="normal" style:language-complex="ar" style:country-complex="SA" style:font-weight-complex="normal"/>
    </style:style>
    <style:style style:name="P11" style:family="paragraph" style:parent-style-name="Preformatted_20_Text">
      <style:paragraph-properties fo:margin-top="0in" fo:margin-bottom="0in" style:contextual-spacing="false"/>
      <style:text-properties fo:color="#000000" fo:font-weight="normal" officeooo:rsid="00289078" officeooo:paragraph-rsid="00289078" style:font-weight-asian="normal" style:language-complex="ar" style:country-complex="SA" style:font-weight-complex="normal"/>
    </style:style>
    <style:style style:name="P12" style:family="paragraph" style:parent-style-name="Preformatted_20_Text">
      <style:paragraph-properties fo:margin-top="0in" fo:margin-bottom="0in" style:contextual-spacing="false"/>
      <style:text-properties fo:font-weight="bold" officeooo:rsid="0032ed63" officeooo:paragraph-rsid="0032ed63" style:font-weight-asian="bold" style:font-weight-complex="bold"/>
    </style:style>
    <style:style style:name="P13" style:family="paragraph" style:parent-style-name="Preformatted_20_Text">
      <style:paragraph-properties fo:margin-top="0in" fo:margin-bottom="0in" style:contextual-spacing="false"/>
      <style:text-properties officeooo:rsid="00289078" officeooo:paragraph-rsid="00289078"/>
    </style:style>
    <style:style style:name="P14" style:family="paragraph" style:parent-style-name="Preformatted_20_Text">
      <style:paragraph-properties fo:margin-top="0in" fo:margin-bottom="0in" style:contextual-spacing="false"/>
      <style:text-properties officeooo:rsid="002a9575" officeooo:paragraph-rsid="002a9575"/>
    </style:style>
    <style:style style:name="P15" style:family="paragraph" style:parent-style-name="Preformatted_20_Text">
      <style:paragraph-properties fo:margin-top="0in" fo:margin-bottom="0in" style:contextual-spacing="false"/>
      <style:text-properties officeooo:rsid="002bb047" officeooo:paragraph-rsid="002bb047"/>
    </style:style>
    <style:style style:name="P16" style:family="paragraph" style:parent-style-name="Preformatted_20_Text">
      <style:paragraph-properties fo:margin-top="0in" fo:margin-bottom="0in" style:contextual-spacing="false"/>
      <style:text-properties officeooo:rsid="002c923b" officeooo:paragraph-rsid="002c923b"/>
    </style:style>
    <style:style style:name="P17" style:family="paragraph" style:parent-style-name="Preformatted_20_Text">
      <style:paragraph-properties fo:margin-top="0in" fo:margin-bottom="0in" style:contextual-spacing="false"/>
      <style:text-properties officeooo:rsid="002cdf1b" officeooo:paragraph-rsid="002cdf1b"/>
    </style:style>
    <style:style style:name="P18" style:family="paragraph" style:parent-style-name="Preformatted_20_Text">
      <style:paragraph-properties fo:margin-top="0in" fo:margin-bottom="0in" style:contextual-spacing="false"/>
      <style:text-properties officeooo:rsid="002e581e" officeooo:paragraph-rsid="002e581e"/>
    </style:style>
    <style:style style:name="P19" style:family="paragraph" style:parent-style-name="Preformatted_20_Text">
      <style:paragraph-properties fo:margin-top="0in" fo:margin-bottom="0in" style:contextual-spacing="false"/>
      <style:text-properties officeooo:rsid="0031ae0f" officeooo:paragraph-rsid="0031ae0f"/>
    </style:style>
    <style:style style:name="P20" style:family="paragraph" style:parent-style-name="Preformatted_20_Text">
      <style:paragraph-properties fo:margin-top="0in" fo:margin-bottom="0in" style:contextual-spacing="false"/>
      <style:text-properties officeooo:rsid="0032ed63" officeooo:paragraph-rsid="0032ed6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9a8c" style:font-weight-asian="normal" style:font-weight-complex="normal"/>
    </style:style>
    <style:style style:name="T3" style:family="text">
      <style:text-properties fo:font-weight="normal" officeooo:rsid="0022f800" style:font-weight-asian="normal" style:font-weight-complex="normal"/>
    </style:style>
    <style:style style:name="T4" style:family="text">
      <style:text-properties fo:font-weight="normal" officeooo:rsid="00250afa" style:font-weight-asian="normal" style:font-weight-complex="normal"/>
    </style:style>
    <style:style style:name="T5" style:family="text">
      <style:text-properties fo:font-weight="normal" officeooo:rsid="00289078" style:font-weight-asian="normal" style:font-weight-complex="normal"/>
    </style:style>
    <style:style style:name="T6" style:family="text">
      <style:text-properties officeooo:rsid="002943ab"/>
    </style:style>
    <style:style style:name="T7" style:family="text">
      <style:text-properties officeooo:rsid="002a9575"/>
    </style:style>
    <style:style style:name="T8" style:family="text">
      <style:text-properties officeooo:rsid="002c6212"/>
    </style:style>
    <style:style style:name="T9" style:family="text">
      <style:text-properties officeooo:rsid="002e581e"/>
    </style:style>
    <style:style style:name="T10" style:family="text">
      <style:text-properties officeooo:rsid="00305697"/>
    </style:style>
    <style:style style:name="T11" style:family="text">
      <style:text-properties officeooo:rsid="0031ae0f"/>
    </style:style>
    <style:style style:name="T12" style:family="text">
      <style:text-properties officeooo:rsid="0032ed63"/>
    </style:style>
    <style:style style:name="T13" style:family="text">
      <style:text-properties officeooo:rsid="0033fff0"/>
    </style:style>
    <style:style style:name="T14" style:family="text">
      <style:text-properties officeooo:rsid="003576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hazam</text:p>
      <text:p text:style-name="P4"/>
      <text:p text:style-name="P4"><text:span text:style-name="T1">Greetings to the Guardian: </text:span><text:a xlink:type="simple" xlink:href="http://wiki.ffxiclopedia.org/wiki/Greetings_to_the_Guardian"><text:span text:style-name="T1">http://wiki.ffxiclopedia.org/wiki/Greetings_to_the_Guardian</text:span></text:a></text:p>
      <text:p text:style-name="P4"><text:span text:style-name="T1">– 8000 gil</text:span></text:p>
      <text:p text:style-name="P4"><text:span text:style-name="T1">– </text:span><text:span text:style-name="T2">x1 Kindred's Seal</text:span></text:p>
      <text:p text:style-name="P4"><text:span text:style-name="T1">– 500 XP</text:span></text:p>
      <text:p text:style-name="P4"/>
      <text:p text:style-name="P5"><text:span text:style-name="T1">Missionary Man: </text:span><text:a xlink:type="simple" xlink:href="http://wiki.ffxiclopedia.org/wiki/Missionary_Man"><text:span text:style-name="T1">http://wiki.ffxiclopedia.org/wiki/Missionary_Man</text:span></text:a></text:p>
      <text:p text:style-name="P5"><text:span text:style-name="T1">– Scroll of Teleport-Yhoat</text:span></text:p>
      <text:p text:style-name="P5"><text:span text:style-name="T1">– Scroll of Raise II</text:span></text:p>
      <text:p text:style-name="P5"><text:span text:style-name="T1">– 5000 gil</text:span></text:p>
      <text:p text:style-name="P5"><text:span text:style-name="T1">– </text:span><text:span text:style-name="T3">1000</text:span><text:span text:style-name="T1"> XP</text:span></text:p>
      <text:p text:style-name="P5"><text:span text:style-name="T1">- </text:span><text:span text:style-name="T4">1 Limit Point</text:span></text:p>
      <text:p text:style-name="P6"/>
      <text:p text:style-name="P7"/>
      <text:p text:style-name="P10">NORG</text:p>
      <text:p text:style-name="P7"/>
      <text:p text:style-name="P7"/>
      <text:p text:style-name="P7"><text:span text:style-name="T1">Sahagin's Key: </text:span><text:a xlink:type="simple" xlink:href="http://wiki.ffxiclopedia.org/wiki/Sahagin_Key_Quest"><text:span text:style-name="T1">http://wiki.ffxiclopedia.org/wiki/Sahagin_Key_Quest</text:span></text:a></text:p>
      <text:p text:style-name="P7"><text:span text:style-name="T1">NOTE: you can also trade him 5,000 gil</text:span></text:p>
      <text:p text:style-name="P7"><text:span text:style-name="T1">– Sahagin Key</text:span></text:p>
      <text:p text:style-name="P7"/>
      <text:p text:style-name="P8"><text:span text:style-name="T1">The Sahagin's Stash: </text:span><text:a xlink:type="simple" xlink:href="http://wiki.ffxiclopedia.org/wiki/The_Sahagin%27s_Stash"><text:span text:style-name="T1">http://wiki.ffxiclopedia.org/wiki/The_Sahagin%27s_Stash</text:span></text:a></text:p>
      <text:p text:style-name="P8"><text:span text:style-name="T1">– x2 Kindred's Seal</text:span></text:p>
      <text:p text:style-name="P8"><text:span text:style-name="T1">– 1000 XP</text:span></text:p>
      <text:p text:style-name="P8"><text:span text:style-name="T1">– Scroll of Utsusemi: Ichi</text:span></text:p>
      <text:p text:style-name="P8"/>
      <text:p text:style-name="P9"><text:span text:style-name="T1">Forge your Destiny: </text:span><text:a xlink:type="simple" xlink:href="http://wiki.ffxiclopedia.org/wiki/Forge_Your_Destiny"><text:span text:style-name="T1">http://wiki.ffxiclopedia.org/wiki/Forge_Your_Destiny</text:span></text:a></text:p>
      <text:p text:style-name="P11">NOTE: NM is made much easier to fight</text:p>
      <text:p text:style-name="P9"><text:span text:style-name="T1">– Mumeito</text:span></text:p>
      <text:p text:style-name="P9"><text:span text:style-name="T1">– 1 Limit Point</text:span></text:p>
      <text:p text:style-name="P9"><text:span text:style-name="T1">– </text:span><text:span text:style-name="T5">x2 Beastman's Seal</text:span></text:p>
      <text:p text:style-name="P3"/>
      <text:p text:style-name="P13">Black Market: <text:a xlink:type="simple" xlink:href="http://wiki.ffxiclopedia.org/wiki/Black_Market">http://wiki.ffxiclopedia.org/wiki/Black_Market</text:a></text:p>
      <text:p text:style-name="P13">– 4000 for pottery, 3000 for Fur, 8000 for Southern Mummy</text:p>
      <text:p text:style-name="P13">– x1 Beastman's Seal for Southern Mummy</text:p>
      <text:p text:style-name="P13"/>
      <text:p text:style-name="P13">Stop your Whining: <text:a xlink:type="simple" xlink:href="http://wiki.ffxiclopedia.org/wiki/Stop_Your_Whining">http://wiki.ffxiclopedia.org/wiki/Stop_Your_Whining</text:a></text:p>
      <text:p text:style-name="P13">– 4000 gil</text:p>
      <text:p text:style-name="P13">– Scroll of Hojo: Ichi</text:p>
      <text:p text:style-name="P13">– <text:span text:style-name="T7">500</text:span> XP</text:p>
      <text:p text:style-name="P13">– <text:span text:style-name="T6">x1 Beastman's Seal</text:span></text:p>
      <text:p text:style-name="P13"/>
      <text:p text:style-name="P14">Secret of the Damp Scroll: <text:a xlink:type="simple" xlink:href="http://wiki.ffxiclopedia.org/wiki/Secret_of_the_Damp_Scroll">http://wiki.ffxiclopedia.org/wiki/Secret_of_the_Damp_Scroll</text:a></text:p>
      <text:p text:style-name="P14">NOTE: Alternative way of getting scroll, drops off of Sahagin</text:p>
      <text:p text:style-name="P14">– Scroll of Jubaku: Ichi</text:p>
      <text:p text:style-name="P14">– 4000 gil</text:p>
      <text:p text:style-name="P14">– 500 XP</text:p>
      <text:p text:style-name="P14">– x1 Beastman's Seal</text:p>
      <text:p text:style-name="P14"/>
      <text:p text:style-name="P14">It's not your Vault: <text:a xlink:type="simple" xlink:href="http://wiki.ffxiclopedia.org/wiki/It%27s_Not_Your_Vault">http://wiki.ffxiclopedia.org/wiki/It%27s_Not_Your_Vault</text:a></text:p>
      <text:p text:style-name="P14">– Scroll of Tonko: Ichi</text:p>
      <text:p text:style-name="P14">– 2000 gil</text:p>
      <text:p text:style-name="P14">– 500 XP</text:p>
      <text:p text:style-name="P14">– x1 Beastman's Seal</text:p>
      <text:p text:style-name="P14"/>
      <text:p text:style-name="P15">Like a Shining Subligar: <text:a xlink:type="simple" xlink:href="http://wiki.ffxiclopedia.org/wiki/Like_a_Shining_Subligar">http://wiki.ffxiclopedia.org/wiki/Like_a_Shining_Subligar</text:a></text:p>
      <text:p text:style-name="P15"><text:soft-page-break/>NOTE: alternate way to get subligar: drops off of</text:p>
      <text:p text:style-name="P15">– Scroll of Kurayami: Ichi</text:p>
      <text:p text:style-name="P15">– 2000 gil</text:p>
      <text:p text:style-name="P15">– 500 XP</text:p>
      <text:p text:style-name="P15">– x1 Beastman's Seal</text:p>
      <text:p text:style-name="P15"/>
      <text:p text:style-name="P15">Like Shiing Leggins: <text:a xlink:type="simple" xlink:href="http://wiki.ffxiclopedia.org/wiki/Like_Shining_Leggings">http://wiki.ffxiclopedia.org/wiki/Like_Shining_Leggings</text:a></text:p>
      <text:p text:style-name="P15">NOTE: alternate way to get leggings:drops off of</text:p>
      <text:p text:style-name="P15">– Scroll of Dokumori: Ichi</text:p>
      <text:p text:style-name="P15">– <text:span text:style-name="T8">2000</text:span> gil</text:p>
      <text:p text:style-name="P15">– 1000 XP</text:p>
      <text:p text:style-name="P15">– x1 Beastman's Seal</text:p>
      <text:p text:style-name="P15"/>
      <text:p text:style-name="P16">The Sacred Katana: <text:a xlink:type="simple" xlink:href="http://wiki.ffxiclopedia.org/wiki/The_Sacred_Katana">http://wiki.ffxiclopedia.org/wiki/The_Sacred_Katana</text:a></text:p>
      <text:p text:style-name="P16">Note: NM is made much easier</text:p>
      <text:p text:style-name="P16">– augmented Magoroku</text:p>
      <text:p text:style-name="P16">– 1 Limit Point</text:p>
      <text:p text:style-name="P16">– x<text:span text:style-name="T10">4</text:span> <text:span text:style-name="T9">Beastman's</text:span> Seal</text:p>
      <text:p text:style-name="P16"/>
      <text:p text:style-name="P17">Yomi Okuri: <text:a xlink:type="simple" xlink:href="http://wiki.ffxiclopedia.org/wiki/Yomi_Okuri">http://wiki.ffxiclopedia.org/wiki/Yomi_Okuri</text:a></text:p>
      <text:p text:style-name="P17">Note: NM is made much easier</text:p>
      <text:p text:style-name="P17">– augmented Myochin Sune-Ate</text:p>
      <text:p text:style-name="P17">– 1 Limit Point</text:p>
      <text:p text:style-name="P17">– x<text:span text:style-name="T11">1</text:span> Kindred's Seal</text:p>
      <text:p text:style-name="P17"/>
      <text:p text:style-name="P18">A Thief in Norg!: <text:a xlink:type="simple" xlink:href="http://wiki.ffxiclopedia.org/wiki/A_Thief_in_Norg!%3F">http://wiki.ffxiclopedia.org/wiki/A_Thief_in_Norg!%3F</text:a></text:p>
      <text:p text:style-name="P18">NOTE: BCNM made much easier</text:p>
      <text:p text:style-name="P18">– augmented Myochin Kabuto</text:p>
      <text:p text:style-name="P18">– 1 Limit Point</text:p>
      <text:p text:style-name="P18">– x<text:span text:style-name="T11">2</text:span> Kindred's Seal</text:p>
      <text:p text:style-name="P18"/>
      <text:p text:style-name="P18">Twenty in Pirate Years: <text:s/><text:a xlink:type="simple" xlink:href="http://wiki.ffxiclopedia.org/wiki/20_in_Pirate_Years">http://wiki.ffxiclopedia.org/wiki/20_in_Pirate_Years</text:a></text:p>
      <text:p text:style-name="P18">NOTE: NM made much easier</text:p>
      <text:p text:style-name="P18">– augmented Anju / Zushio</text:p>
      <text:p text:style-name="P18">– 1 Limit Point</text:p>
      <text:p text:style-name="P18">– x<text:span text:style-name="T10">4</text:span> Beastman's Seal</text:p>
      <text:p text:style-name="P18"/>
      <text:p text:style-name="P19">I'll Take the Big Box: <text:a xlink:type="simple" xlink:href="http://wiki.ffxiclopedia.org/wiki/I%27ll_Take_the_Big_Box">http://wiki.ffxiclopedia.org/wiki/I%27ll_Take_the_Big_Box</text:a></text:p>
      <text:p text:style-name="P19">NOTE: NM made much easier</text:p>
      <text:p text:style-name="P19">– 1 Limit Point</text:p>
      <text:p text:style-name="P19">– <text:span text:style-name="T12">augmented Ninja Hakama</text:span></text:p>
      <text:p text:style-name="P19">– x1 Kindred's Seal</text:p>
      <text:p text:style-name="P19"/>
      <text:p text:style-name="P20">True Will: <text:a xlink:type="simple" xlink:href="http://wiki.ffxiclopedia.org/wiki/True_Will">http://wiki.ffxiclopedia.org/wiki/True_Will</text:a></text:p>
      <text:p text:style-name="P20">NOTE: NM made much easier</text:p>
      <text:p text:style-name="P20">– 1 Limit Point</text:p>
      <text:p text:style-name="P20">– augmented Ninja Chainmail</text:p>
      <text:p text:style-name="P20">– x2 Kindred's Seal</text:p>
      <text:p text:style-name="P20"/>
      <text:p text:style-name="P20"/>
      <text:p text:style-name="P12">Rabao</text:p>
      <text:p text:style-name="P2"/>
      <text:p text:style-name="P2">Don't forget the Antidote: <text:a xlink:type="simple" xlink:href="http://wiki.ffxiclopedia.org/wiki/Don%27t_Forget_the_Antidote">http://wiki.ffxiclopedia.org/wiki/Don%27t_Forget_the_Antidote</text:a></text:p>
      <text:p text:style-name="P2">– 8000 gil (subsequent times)</text:p>
      <text:p text:style-name="P2">– augmented Dotanuki (first time)</text:p>
      <text:p text:style-name="P2">– <text:span text:style-name="T13">1200</text:span> XP</text:p>
      <text:p text:style-name="P2">– <text:span text:style-name="T14">x1 Beastman's Se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Sans" svg:font-family="'Liberation Sans'" style:font-family-generic="swiss"/>
    <style:font-face style:name="FreeSans1" svg:font-family="FreeSans" style:font-family-generic="system"/>
    <style:font-face style:name="Liberation Serif2" svg:font-family="'Liberation Serif'" style:font-family-generic="system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1" fo:font-family="'Liberation Serif'" style:font-family-generic="roman" fo:font-size="12pt" fo:language="en" fo:country="US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swiss" fo:font-size="14pt" fo:language="en" fo:country="US" style:font-name-asian="FreeSans1" style:font-family-asian="FreeSans" style:font-family-generic-asian="system" style:font-size-asian="14pt" style:language-asian="zh" style:country-asian="CN" style:font-name-complex="FreeSans" style:font-family-complex="FreeSans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 fo:text-align="start" style:justify-single-word="false" fo:orphans="0" fo:widows="0"/>
      <style:text-properties fo:color="#000000" style:font-name="Liberation Serif1" fo:font-family="'Liberation Serif'" style:font-family-generic="roman" fo:font-size="12pt" fo:language="en" fo:country="US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List" style:family="paragraph" style:parent-style-name="Text_20_body" style:default-outline-level="" style:class="list">
      <style:paragraph-properties fo:margin-top="0in" fo:margin-bottom="0.0972in" style:contextual-spacing="false" fo:text-align="start" style:justify-single-word="false" fo:orphans="0" fo:widows="0"/>
      <style:text-properties fo:color="#000000" style:font-name="Liberation Serif1" fo:font-family="'Liberation Serif'" style:font-family-generic="roman" fo:font-size="12pt" fo:language="en" fo:country="US" style:font-name-asian="FreeSans1" style:font-family-asian="FreeSans" style:font-family-generic-asian="system" style:font-size-asian="12pt" style:language-asian="zh" style:country-asian="CN" style:font-name-complex="FreeSans2" style:font-family-complex="FreeSans" style:font-family-generic-complex="swiss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fo:text-align="start" style:justify-single-word="false" fo:orphans="0" fo:widows="0" text:number-lines="false" text:line-number="0"/>
      <style:text-properties fo:color="#000000" style:font-name="Liberation Serif1" fo:font-family="'Liberation Serif'" style:font-family-generic="roman" fo:font-size="12pt" fo:language="en" fo:country="US" fo:font-style="italic" style:font-name-asian="FreeSans1" style:font-family-asian="FreeSans" style:font-family-generic-asian="system" style:font-size-asian="12pt" style:language-asian="zh" style:country-asian="CN" style:font-style-asian="italic" style:font-name-complex="FreeSans2" style:font-family-complex="FreeSans" style:font-family-generic-complex="swiss" style:font-size-complex="12pt" style:language-complex="hi" style:country-complex="IN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/>
      <style:text-properties fo:color="#000000" style:font-name="Liberation Serif1" fo:font-family="'Liberation Serif'" style:font-family-generic="roman" fo:font-size="12pt" fo:language="en" fo:country="US" style:font-name-asian="FreeSans1" style:font-family-asian="FreeSans" style:font-family-generic-asian="system" style:font-size-asian="12pt" style:language-asian="zh" style:country-asian="CN" style:font-name-complex="FreeSans2" style:font-family-complex="FreeSans" style:font-family-generic-complex="swiss" style:font-size-complex="12pt" style:language-complex="hi" style:country-complex="IN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style:contextual-spacing="false" fo:text-align="start" style:justify-single-word="false" fo:orphans="0" fo:widows="0"/>
      <style:text-properties fo:color="#000000" style:font-name="Liberation Mono" fo:font-family="'Liberation Mono'" style:font-family-generic="roman" fo:font-size="10pt" fo:language="en" fo:country="US" style:font-name-asian="Liberation Serif2" style:font-family-asian="'Liberation Serif'" style:font-family-generic-asian="system" style:font-size-asian="10pt" style:language-asian="zh" style:country-asian="CN" style:font-size-complex="10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#000000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5-19T13:01:27.559355187</dc:date>
    <meta:editing-duration>PT53M28S</meta:editing-duration>
    <meta:editing-cycles>31</meta:editing-cycles>
    <meta:document-statistic meta:table-count="0" meta:image-count="0" meta:object-count="0" meta:page-count="2" meta:paragraph-count="91" meta:word-count="333" meta:character-count="2799" meta:non-whitespace-character-count="2498"/>
  </office:meta>
</office:document-meta>
</file>